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1189B4C184AAB9C9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10.94cm" fo:min-width="12.09cm" fo:padding-top="0.23cm" fo:padding-bottom="0.23cm" fo:padding-left="0.355cm" fo:padding-right="0.355cm"/>
    </style:style>
    <style:style style:name="gr3" style:family="graphic" style:parent-style-name="standard" style:list-style-name="L2">
      <style:graphic-properties draw:stroke="solid" svg:stroke-width="0.212cm" svg:stroke-color="#579d1c" draw:marker-start="" draw:marker-start-width="0.517cm" draw:marker-start-center="false" draw:marker-end="" draw:marker-end-width="0.517cm" draw:marker-end-center="false" draw:fill="none" draw:fill-color="#729fcf" draw:textarea-horizontal-align="justify" draw:textarea-vertical-align="middle" draw:auto-grow-height="false" fo:min-height="1.94cm" fo:min-width="12.09cm" fo:padding-top="0.23cm" fo:padding-bottom="0.23cm" fo:padding-left="0.355cm" fo:padding-right="0.35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212cm" svg:stroke-color="#9966cc" draw:marker-start="" draw:marker-start-width="0.517cm" draw:marker-start-center="false" draw:marker-end="" draw:marker-end-width="0.517cm" draw:marker-end-center="false" draw:fill="none" draw:fill-color="#729fcf" draw:textarea-horizontal-align="justify" draw:textarea-vertical-align="middle" draw:auto-grow-height="false" fo:min-height="3.54cm" fo:min-width="13.69cm" fo:padding-top="0.23cm" fo:padding-bottom="0.23cm" fo:padding-left="0.355cm" fo:padding-right="0.35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212cm" svg:stroke-color="#dd4814" draw:marker-start="" draw:marker-start-width="0.517cm" draw:marker-start-center="false" draw:marker-end="" draw:marker-end-width="0.517cm" draw:marker-end-center="false" draw:fill="none" draw:fill-color="#729fcf" draw:textarea-horizontal-align="justify" draw:textarea-vertical-align="middle" draw:auto-grow-height="false" fo:min-height="9.54cm" fo:min-width="13.69cm" fo:padding-top="0.23cm" fo:padding-bottom="0.23cm" fo:padding-left="0.355cm" fo:padding-right="0.355cm" draw:shadow="hidden" draw:shadow-offset-x="0.2cm" draw:shadow-offset-y="0.2cm" draw:shadow-color="#808080"/>
    </style:style>
    <style:style style:name="gr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465a4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color="#3465a4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579d1c" fo:font-weight="bold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579d1c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IPA Pゴシック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9966cc" fo:font-weight="bold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9966cc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IPA Pゴシック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dd4814" fo:font-weight="bold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dd4814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IPA Pゴシック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</style:style>
    <style:style style:name="T1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40pt" fo:font-style="normal" fo:text-shadow="none" style:text-underline-style="none" style:letter-kerning="true" style:font-name-asian="IPA Pゴシック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text-style-name="P1" draw:layer="layout" svg:width="27.999cm" svg:height="15.427cm" svg:x="0.001cm" svg:y="2.2cm">
          <draw:image xlink:href="Pictures/10000000000003C00000021189B4C184AAB9C997.png" xlink:type="simple" xlink:show="embed" xlink:actuate="onLoad">
            <text:p/>
          </draw:image>
        </draw:frame>
        <draw:custom-shape draw:style-name="gr2" draw:text-style-name="P3" draw:layer="layout" svg:width="12.8cm" svg:height="11.4cm" svg:x="0.2cm" svg:y="3cm">
          <text:p text:style-name="P2"><text:span text:style-name="T1">①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8cm" svg:height="2.4cm" svg:x="0.2cm" svg:y="15cm">
          <text:p text:style-name="P4"><text:span text:style-name="T2">②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4.4cm" svg:height="4cm" svg:x="13.4cm" svg:y="3cm">
          <text:p text:style-name="P6"><text:span text:style-name="T2">④⑧⑩⑪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4.4cm" svg:height="10cm" svg:x="13.4cm" svg:y="7.4cm">
          <text:p text:style-name="P8"><text:span text:style-name="T2">③⑤⑥⑦⑨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22:58:48.375589546</meta:creation-date>
    <dc:date>2017-05-29T23:10:09.808334655</dc:date>
    <meta:editing-duration>PT1M2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